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8f2a1" draw:textarea-vertical-align="middle"/>
    </style:style>
    <style:style style:name="gr2" style:family="graphic" style:parent-style-name="standard">
      <style:graphic-properties draw:fill-color="#ffb66c" draw:textarea-horizontal-align="justify" draw:textarea-vertical-align="middle" draw:auto-grow-height="false" fo:min-height="5.5cm" fo:min-width="4.5cm"/>
      <style:paragraph-properties style:writing-mode="lr-tb"/>
    </style:style>
    <style:style style:name="gr3" style:family="graphic" style:parent-style-name="standard">
      <style:graphic-properties draw:fill-color="#ffb66c" draw:textarea-horizontal-align="justify" draw:textarea-vertical-align="middle" draw:auto-grow-height="false" fo:min-height="4.25cm" fo:min-width="7.5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9.25cm" fo:min-width="17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5cm" fo:min-width="2.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cm" fo:min-width="2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cm" fo:min-width="2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25cm" fo:min-width="2.5cm"/>
      <style:paragraph-properties style:writing-mode="lr-tb"/>
    </style:style>
    <style:style style:name="gr11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13" style:family="graphic" style:parent-style-name="objectwithoutfill">
      <style:graphic-properties svg:stroke-color="#ff0000" draw:marker-end="Pontas_20_das_20_setas_20_14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Pontas_20_das_20_setas_20_15" draw:marker-end-width="0.3cm" draw:fill="none" draw:textarea-vertical-align="middle"/>
    </style:style>
    <style:style style:name="gr15" style:family="graphic" style:parent-style-name="objectwithoutfill">
      <style:graphic-properties svg:stroke-color="#158466" draw:marker-end="Pontas_20_das_20_setas_20_17" draw:marker-end-width="0.3cm" draw:fill="none" draw:textarea-vertical-align="middle"/>
    </style:style>
    <style:style style:name="gr16" style:family="graphic" style:parent-style-name="objectwithoutfill">
      <style:graphic-properties draw:marker-end="Pontas_20_das_20_setas_20_19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5cm" fo:min-width="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75cm" fo:min-width="4.2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3cm" fo:min-width="4.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99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3cm" fo:min-width="4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3cm" fo:min-width="3cm"/>
      <style:paragraph-properties style:writing-mode="lr-tb"/>
    </style:style>
    <style:style style:name="gr25" style:family="graphic" style:parent-style-name="objectwithoutfill">
      <style:graphic-properties svg:stroke-color="#ff0000" draw:marker-end="Pontas_20_das_20_setas_20_19" draw:marker-end-width="0.3cm" draw:fill="none" draw:textarea-vertical-align="middle"/>
    </style:style>
    <style:style style:name="gr26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27" style:family="graphic" style:parent-style-name="objectwithoutfill">
      <style:graphic-properties svg:stroke-color="#ff0000" draw:marker-end="Pontas_20_das_20_setas_20_20" draw:marker-end-width="0.3cm" draw:fill="none" draw:textarea-vertical-align="middle"/>
    </style:style>
    <style:style style:name="gr28" style:family="graphic" style:parent-style-name="standard">
      <style:graphic-properties draw:fill-color="#ffb66c" draw:textarea-horizontal-align="justify" draw:textarea-vertical-align="middle" draw:auto-grow-height="false" fo:min-height="12cm" fo:min-width="12.2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3cm" fo:min-width="2.6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4.25cm" fo:min-width="6cm"/>
      <style:paragraph-properties style:writing-mode="lr-tb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3cm" fo:min-width="5.15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5cm" fo:min-width="6cm"/>
      <style:paragraph-properties style:writing-mode="lr-tb"/>
    </style:style>
    <style:style style:name="gr35" style:family="graphic" style:parent-style-name="objectwithoutfill">
      <style:graphic-properties draw:marker-end="Pontas_20_das_20_setas_20_21" draw:marker-end-width="0.3cm" draw:fill="none" draw:textarea-vertical-align="middle"/>
    </style:style>
    <style:style style:name="P1" style:family="paragraph">
      <loext:graphic-properties draw:fill-color="#e8f2a1"/>
      <style:paragraph-properties fo:text-align="center"/>
    </style:style>
    <style:style style:name="P2" style:family="paragraph">
      <loext:graphic-properties draw:fill-color="#ffb66c"/>
      <style:paragraph-properties fo:text-align="center" style:writing-mode="lr-tb"/>
    </style:style>
    <style:style style:name="P3" style:family="paragraph">
      <loext:graphic-properties draw:fill-color="#729fcf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polygon draw:style-name="gr1" draw:text-style-name="P1" draw:layer="layout" svg:width="14.499cm" svg:height="10.999cm" svg:x="34cm" svg:y="56.95cm" svg:viewBox="0 0 14500 11000" draw:points="12500,6000 14500,6000 14500,11000 0,11000 0,0 12500,0 12500,250">
          <text:p/>
        </draw:polygon>
        <draw:custom-shape draw:style-name="gr2" draw:text-style-name="P2" draw:layer="layout" svg:width="5cm" svg:height="5.75cm" svg:x="33.95cm" svg:y="68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cm" svg:height="4.5cm" svg:x="44.25cm" svg:y="69.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75cm" svg:height="9.5cm" svg:x="34.25cm" svg:y="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3.5cm" svg:height="2.5cm" svg:x="35.1cm" svg:y="48.2cm">
          <text:p text:style-name="P4">Frente</text:p>
          <text:p text:style-name="P4">Caixa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3.25cm" svg:height="2.75cm" svg:x="35.25cm" svg:y="52.1cm">
          <text:p text:style-name="P4">LIB</text:p>
          <text:p text:style-name="P4">TEF</text:p>
          <draw:enhanced-geometry svg:viewBox="0 0 21600 21600" draw:type="rectangle" draw:enhanced-path="M 0 0 L 21600 0 21600 21600 0 21600 0 0 Z N"/>
        </draw:custom-shape>
        <draw:custom-shape draw:style-name="gr7" draw:text-style-name="P4" xml:id="id3" draw:id="id3" draw:layer="layout" svg:width="3.75cm" svg:height="3cm" svg:x="35cm" svg:y="57.95cm">
          <text:p text:style-name="P4">SER</text:p>
          <text:p text:style-name="P4">OPENTEF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3cm" svg:height="3.25cm" svg:x="35cm" svg:y="64.2cm">
          <text:p text:style-name="P4">LIB</text:p>
          <text:p text:style-name="P4">MODULO</text:p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9" draw:text-style-name="P4" xml:id="id7" draw:id="id7" draw:layer="layout" svg:width="3cm" svg:height="2.25cm" svg:x="47.75cm" svg:y="48.45cm">
          <text:p text:style-name="P4">PIN PAD</text:p>
          <draw:enhanced-geometry svg:viewBox="0 0 21600 21600" draw:type="rectangle" draw:enhanced-path="M 0 0 L 21600 0 21600 21600 0 21600 0 0 Z N"/>
        </draw:custom-shape>
        <draw:custom-shape draw:style-name="gr10" draw:text-style-name="P4" xml:id="id8" draw:id="id8" draw:layer="layout" svg:width="3cm" svg:height="3.5cm" svg:x="41.5cm" svg:y="51.7cm">
          <text:p text:style-name="P4">LIB</text:p>
          <text:p text:style-name="P4">PIN PAD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36.85cm" svg:y1="50.7cm" svg:x2="36.875cm" svg:y2="52.1cm" draw:start-shape="id1" draw:start-glue-point="2" draw:end-shape="id2" draw:end-glue-point="0" svg:d="M36850 50700v700h25v700" svg:viewBox="0 0 26 1401">
          <text:p/>
        </draw:connector>
        <draw:connector draw:style-name="gr12" draw:text-style-name="P5" draw:layer="layout" svg:x1="36.875cm" svg:y1="60.95cm" svg:x2="36.5cm" svg:y2="64.2cm" draw:start-shape="id3" draw:start-glue-point="2" draw:end-shape="id4" draw:end-glue-point="0" svg:d="M36875 60950v1625h-375v1625" svg:viewBox="0 0 376 3251">
          <text:p/>
        </draw:connector>
        <draw:connector draw:style-name="gr13" draw:text-style-name="P5" draw:layer="layout" svg:x1="36.5cm" svg:y1="67.45cm" svg:x2="36.5cm" svg:y2="68.95cm" draw:start-shape="id4" draw:start-glue-point="2" draw:end-shape="id5" draw:end-glue-point="0" svg:d="M36500 67450v1500" svg:viewBox="0 0 1 1501">
          <text:p/>
        </draw:connector>
        <draw:connector draw:style-name="gr14" draw:text-style-name="P5" draw:layer="layout" svg:x1="36.875cm" svg:y1="54.85cm" svg:x2="36.875cm" svg:y2="57.95cm" draw:start-shape="id2" draw:start-glue-point="2" draw:end-shape="id3" draw:end-glue-point="0" svg:d="M36875 54850v3100" svg:viewBox="0 0 1 3101">
          <text:p/>
        </draw:connector>
        <draw:connector draw:style-name="gr15" draw:text-style-name="P5" draw:layer="layout" svg:x1="49.225cm" svg:y1="52.45cm" svg:x2="49.25cm" svg:y2="50.7cm" draw:start-shape="id6" draw:start-glue-point="0" draw:end-shape="id7" draw:end-glue-point="2" svg:d="M49225 52450v-875h25v-875" svg:viewBox="0 0 26 1751">
          <text:p/>
        </draw:connector>
        <draw:connector draw:style-name="gr16" draw:text-style-name="P5" draw:layer="layout" svg:x1="38.5cm" svg:y1="53.475cm" svg:x2="41.5cm" svg:y2="53.45cm" draw:start-shape="id2" draw:start-glue-point="1" draw:end-shape="id8" draw:end-glue-point="3" svg:d="M38500 53475h1500v-25h1500" svg:viewBox="0 0 3001 26">
          <text:p/>
        </draw:connector>
        <draw:custom-shape draw:style-name="gr17" draw:text-style-name="P4" xml:id="id16" draw:id="id16" draw:layer="layout" svg:width="4.5cm" svg:height="1.75cm" svg:x="34.25cm" svg:y="72.2cm">
          <text:p text:style-name="P4">OPERADORA</text:p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18" draw:text-style-name="P4" xml:id="id6" draw:id="id6" draw:layer="layout" svg:width="4.75cm" svg:height="2cm" svg:x="46.85cm" svg:y="52.45cm">
          <text:p text:style-name="P4">LIB</text:p>
          <text:p text:style-name="P4">FABRICANTE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svg:x1="44.5cm" svg:y1="53.45cm" svg:x2="46.85cm" svg:y2="53.45cm" draw:start-shape="id8" draw:start-glue-point="1" draw:end-shape="id6" draw:end-glue-point="3" svg:d="M44500 53450h2350" svg:viewBox="0 0 2351 1">
          <text:p/>
        </draw:connector>
        <draw:custom-shape draw:style-name="gr19" draw:text-style-name="P4" xml:id="id9" draw:id="id9" draw:layer="layout" svg:width="3cm" svg:height="2cm" svg:x="40.25cm" svg:y="58.45cm">
          <text:p text:style-name="P4">LIB</text:p>
          <text:p text:style-name="P4">KEY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svg:x1="38.75cm" svg:y1="59.45cm" svg:x2="40.25cm" svg:y2="59.45cm" draw:start-shape="id3" draw:start-glue-point="1" draw:end-shape="id9" draw:end-glue-point="3" svg:d="M38750 59450h1500" svg:viewBox="0 0 1501 1">
          <text:p/>
        </draw:connector>
        <draw:custom-shape draw:style-name="gr8" draw:text-style-name="P4" xml:id="id10" draw:id="id10" draw:layer="layout" svg:width="3cm" svg:height="3.25cm" svg:x="38.75cm" svg:y="64.2cm">
          <text:p text:style-name="P4">LIB</text:p>
          <text:p text:style-name="P4">MODULO</text:p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20" draw:text-style-name="P4" xml:id="id11" draw:id="id11" draw:layer="layout" svg:width="4.75cm" svg:height="3.25cm" svg:x="43cm" svg:y="64.2cm">
          <text:p text:style-name="P4">LIB</text:p>
          <text:p text:style-name="P4">MODULO</text:p>
          <text:p text:style-name="P4">FRENTE</text:p>
          <text:p text:style-name="P4">CAIXA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119cm" svg:height="0.962cm" svg:x="42.381cm" svg:y="47.7cm">
          <draw:text-box>
            <text:p>Caixa</text:p>
          </draw:text-box>
        </draw:frame>
        <draw:frame draw:style-name="gr22" draw:text-style-name="P6" draw:layer="layout" svg:width="5.599cm" svg:height="0.962cm" svg:x="39.051cm" svg:y="57.238cm">
          <draw:text-box>
            <text:p>Servidor Open Tef</text:p>
          </draw:text-box>
        </draw:frame>
        <draw:custom-shape draw:style-name="gr23" draw:text-style-name="P4" xml:id="id12" draw:id="id12" draw:layer="layout" svg:width="4.5cm" svg:height="3.25cm" svg:x="39.25cm" svg:y="70.7cm">
          <text:p text:style-name="P4">OPERADORA</text:p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24" draw:text-style-name="P4" xml:id="id13" draw:id="id13" draw:layer="layout" svg:width="3.5cm" svg:height="3.25cm" svg:x="44.5cm" svg:y="70.45cm">
          <text:p text:style-name="P4">ERP </text:p>
          <text:p text:style-name="P4">FRENTE </text:p>
          <text:p text:style-name="P4">CAIXA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svg:x1="36.875cm" svg:y1="60.95cm" svg:x2="40.25cm" svg:y2="64.2cm" draw:start-shape="id3" draw:start-glue-point="2" draw:end-shape="id10" draw:end-glue-point="0" svg:d="M36875 60950v1625h3375v1625" svg:viewBox="0 0 3376 3251">
          <text:p/>
        </draw:connector>
        <draw:connector draw:style-name="gr12" draw:text-style-name="P5" draw:layer="layout" draw:line-skew="-0.575cm" svg:x1="36.875cm" svg:y1="60.95cm" svg:x2="45.375cm" svg:y2="64.2cm" draw:start-shape="id3" draw:start-glue-point="2" draw:end-shape="id11" draw:end-glue-point="0" svg:d="M36875 60950v1050h8500v2200" svg:viewBox="0 0 8501 3251">
          <text:p/>
        </draw:connector>
        <draw:connector draw:style-name="gr13" draw:text-style-name="P5" draw:layer="layout" draw:line-skew="0.5cm" svg:x1="40.25cm" svg:y1="67.45cm" svg:x2="41.5cm" svg:y2="70.7cm" draw:start-shape="id10" draw:start-glue-point="2" draw:end-shape="id12" draw:end-glue-point="0" svg:d="M40250 67450v2125h1250v1125" svg:viewBox="0 0 1251 3251">
          <text:p/>
        </draw:connector>
        <draw:connector draw:style-name="gr13" draw:text-style-name="P5" draw:layer="layout" draw:line-skew="0.25cm" svg:x1="45.375cm" svg:y1="67.45cm" svg:x2="46.25cm" svg:y2="70.45cm" draw:start-shape="id11" draw:start-glue-point="2" draw:end-shape="id13" draw:end-glue-point="0" svg:d="M45375 67450v1750h875v1250" svg:viewBox="0 0 876 3001">
          <text:p/>
        </draw:connector>
        <draw:connector draw:style-name="gr25" draw:text-style-name="P5" draw:layer="layout" svg:x1="28.75cm" svg:y1="55.25cm" svg:x2="35cm" svg:y2="59.45cm" draw:start-shape="id14" draw:start-glue-point="1" draw:end-shape="id3" draw:end-glue-point="3" svg:d="M28750 55250h3125v4200h3125" svg:viewBox="0 0 6251 4201">
          <text:p/>
        </draw:connector>
        <draw:custom-shape draw:style-name="gr19" draw:text-style-name="P4" xml:id="id15" draw:id="id15" draw:layer="layout" svg:width="3cm" svg:height="2cm" svg:x="48.75cm" svg:y="71.1cm">
          <text:p text:style-name="P4">LIB</text:p>
          <text:p text:style-name="P4">COM</text:p>
          <draw:enhanced-geometry svg:viewBox="0 0 21600 21600" draw:type="rectangle" draw:enhanced-path="M 0 0 L 21600 0 21600 21600 0 21600 0 0 Z N"/>
        </draw:custom-shape>
        <draw:connector draw:style-name="gr26" draw:text-style-name="P5" draw:layer="layout" svg:x1="48cm" svg:y1="72.075cm" svg:x2="48.75cm" svg:y2="72.1cm" draw:start-shape="id13" draw:start-glue-point="1" draw:end-shape="id15" draw:end-glue-point="3" svg:d="M48000 72075h375v25h375" svg:viewBox="0 0 751 26">
          <text:p/>
        </draw:connector>
        <draw:connector draw:style-name="gr27" draw:text-style-name="P5" draw:layer="layout" draw:line-skew="-2.575cm 0.001cm" svg:x1="50.25cm" svg:y1="71.1cm" svg:x2="35cm" svg:y2="59.45cm" draw:start-shape="id15" draw:start-glue-point="0" draw:end-shape="id3" draw:end-glue-point="3" svg:d="M50250 71100v-7650h-15750v-4000h500" svg:viewBox="0 0 15751 11651">
          <text:p/>
        </draw:connector>
        <draw:custom-shape draw:style-name="gr19" draw:text-style-name="P4" xml:id="id5" draw:id="id5" draw:layer="layout" svg:width="3cm" svg:height="2cm" svg:x="35cm" svg:y="68.95cm">
          <text:p text:style-name="P4">LIB</text:p>
          <text:p text:style-name="P4">MCOM</text:p>
          <draw:enhanced-geometry svg:viewBox="0 0 21600 21600" draw:type="rectangle" draw:enhanced-path="M 0 0 L 21600 0 21600 21600 0 21600 0 0 Z N"/>
        </draw:custom-shape>
        <draw:connector draw:style-name="gr16" draw:text-style-name="P5" xml:id="id17" draw:id="id17" draw:layer="layout" svg:x1="36.5cm" svg:y1="70.95cm" svg:x2="36.5cm" svg:y2="70.95cm" draw:start-shape="id5" draw:start-glue-point="2" draw:end-shape="id5" draw:end-glue-point="2" svg:d="M36500 70950z" svg:viewBox="0 0 1 1">
          <text:p/>
        </draw:connector>
        <draw:connector draw:style-name="gr16" draw:text-style-name="P5" draw:layer="layout" svg:x1="36.5cm" svg:y1="72.2cm" svg:x2="36.5cm" svg:y2="70.95cm" draw:start-shape="id16" draw:start-glue-point="0" draw:end-shape="id17" draw:end-glue-point="0" svg:d="M36500 72200v-1250" svg:viewBox="0 0 1 1251">
          <text:p/>
        </draw:connector>
        <draw:custom-shape draw:style-name="gr28" draw:text-style-name="P2" draw:layer="layout" svg:width="12.75cm" svg:height="12.25cm" svg:x="17.5cm" svg:y="46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xml:id="id14" draw:id="id14" draw:layer="layout" svg:width="3cm" svg:height="2cm" svg:x="25.75cm" svg:y="54.25cm">
          <text:p text:style-name="P4">LIB</text:p>
          <text:p text:style-name="P4">COM</text:p>
          <draw:enhanced-geometry svg:viewBox="0 0 21600 21600" draw:type="rectangle" draw:enhanced-path="M 0 0 L 21600 0 21600 21600 0 21600 0 0 Z N"/>
        </draw:custom-shape>
        <draw:custom-shape draw:style-name="gr29" draw:text-style-name="P4" xml:id="id18" draw:id="id18" draw:layer="layout" svg:width="3.15cm" svg:height="3.25cm" svg:x="18.85cm" svg:y="53.75cm">
          <text:p text:style-name="P4">CONFIG</text:p>
          <text:p text:style-name="P4">APP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line-skew="0.499cm" svg:x1="20.425cm" svg:y1="57cm" svg:x2="27.25cm" svg:y2="56.25cm" draw:start-shape="id18" draw:start-glue-point="2" draw:end-shape="id14" draw:end-glue-point="2" svg:d="M20425 57000v1000h6825v-1750" svg:viewBox="0 0 6826 1751">
          <text:p/>
        </draw:connector>
        <draw:custom-shape draw:style-name="gr30" draw:text-style-name="P4" xml:id="id19" draw:id="id19" draw:layer="layout" svg:width="6.5cm" svg:height="4.5cm" svg:x="19.5cm" svg:y="47.25cm">
          <text:p text:style-name="P4">config_tef.ini</text:p>
          <text:p text:style-name="P4"/>
          <text:p text:style-name="P4">Host =</text:p>
          <text:p text:style-name="P4">Pota =</text:p>
          <text:p text:style-name="P4">Chave =</text:p>
          <draw:enhanced-geometry svg:viewBox="0 0 21600 21600" draw:type="rectangle" draw:enhanced-path="M 0 0 L 21600 0 21600 21600 0 21600 0 0 Z N"/>
        </draw:custom-shape>
        <draw:connector draw:style-name="gr31" draw:text-style-name="P7" draw:layer="layout" svg:x1="20.425cm" svg:y1="53.75cm" svg:x2="22.75cm" svg:y2="51.75cm" draw:start-shape="id18" draw:start-glue-point="0" draw:end-shape="id19" svg:d="M20425 53750v-1000h2325v-1000" svg:viewBox="0 0 2326 2001">
          <text:p/>
        </draw:connector>
        <draw:frame draw:style-name="gr32" draw:text-style-name="P8" draw:layer="layout" svg:width="12.461cm" svg:height="1.673cm" svg:x="56cm" svg:y="50.5cm">
          <draw:text-box>
            <text:p>Seta azul conexão via lib</text:p>
            <text:p>Seta vermelha conexão via TCP/IP Socket</text:p>
          </draw:text-box>
        </draw:frame>
        <draw:custom-shape draw:style-name="gr28" draw:text-style-name="P2" xml:id="id22" draw:id="id22" draw:layer="layout" svg:width="12.75cm" svg:height="12.25cm" svg:x="18.25cm" svg:y="61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xml:id="id20" draw:id="id20" draw:layer="layout" svg:width="5.65cm" svg:height="3.25cm" svg:x="19.6cm" svg:y="68.25cm">
          <text:p text:style-name="P4">CONFIGURADOR</text:p>
          <text:p text:style-name="P4">CHAVE</text:p>
          <text:p text:style-name="P4">IP</text:p>
          <draw:enhanced-geometry svg:viewBox="0 0 21600 21600" draw:type="rectangle" draw:enhanced-path="M 0 0 L 21600 0 21600 21600 0 21600 0 0 Z N"/>
        </draw:custom-shape>
        <draw:custom-shape draw:style-name="gr34" draw:text-style-name="P4" xml:id="id21" draw:id="id21" draw:layer="layout" svg:width="6.5cm" svg:height="1.75cm" svg:x="21.25cm" svg:y="61.75cm">
          <text:p text:style-name="P4">Banco de Dados</text:p>
          <draw:enhanced-geometry svg:viewBox="0 0 21600 21600" draw:type="rectangle" draw:enhanced-path="M 0 0 L 21600 0 21600 21600 0 21600 0 0 Z N"/>
        </draw:custom-shape>
        <draw:connector draw:style-name="gr31" draw:text-style-name="P7" draw:layer="layout" svg:x1="22.425cm" svg:y1="68.25cm" svg:x2="24.5cm" svg:y2="63.5cm" draw:start-shape="id20" draw:start-glue-point="0" draw:end-shape="id21" svg:d="M22425 68250v-2375h2075v-2375" svg:viewBox="0 0 2076 4751">
          <text:p/>
        </draw:connector>
        <draw:connector draw:style-name="gr31" draw:text-style-name="P7" draw:layer="layout" draw:line-skew="-3.749cm" svg:x1="19.5cm" svg:y1="49.5cm" svg:x2="19.6cm" svg:y2="69.875cm" draw:start-shape="id19" draw:start-glue-point="3" draw:end-shape="id20" draw:end-glue-point="3" svg:d="M19500 49500h-4250v20375h4350" svg:viewBox="0 0 4351 20376">
          <text:p/>
        </draw:connector>
        <draw:connector draw:style-name="gr35" draw:text-style-name="P5" draw:layer="layout" draw:type="lines" svg:x1="35cm" svg:y1="59.45cm" svg:x2="31cm" svg:y2="67.375cm" draw:start-shape="id3" draw:start-glue-point="3" draw:end-shape="id22" draw:end-glue-point="1" svg:d="M35000 59450h-501l-2998 7925h-501" svg:viewBox="0 0 4001 792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1" draw:display-name="Pontas das setas 11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7" draw:display-name="Pontas das setas 17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opacity="10%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6T12:06:13.058000000</meta:creation-date>
    <dc:date>2022-04-04T12:36:48.111000000</dc:date>
    <meta:editing-duration>PT6H11M59S</meta:editing-duration>
    <meta:editing-cycles>25</meta:editing-cycles>
    <meta:generator>LibreOffice/7.0.6.2$Windows_X86_64 LibreOffice_project/144abb84a525d8e30c9dbbefa69cbbf2d8d4ae3b</meta:generator>
    <meta:document-statistic meta:object-count="51"/>
  </office:meta>
</office:document-meta>
</file>